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automatic-styles>
    <style:style style:name="P1" style:parent-style-name="Heading_201" style:family="paragraph">
      <style:paragraph-properties style:master-page-name="Standard1"/>
    </style:style>
    <style:style style:name="P2" style:parent-style-name="Standard" style:family="paragraph">
      <style:text-properties fo:color="#000000"/>
    </style:style>
    <style:style style:name="P3" style:parent-style-name="List_20Paragraph" style:family="paragraph">
      <style:text-properties fo:color="#000000"/>
    </style:style>
  </office:automatic-styles>
  <office:body>
    <office:text>
      <text:tracked-changes/>
      <text:page-sequence>
        <text:page text:master-page-name="Standard1"/>
      </text:page-sequence>
      <text:h text:outline-level="1" text:style-name="P1">Orte</text:h>
      <text:p text:style-name="P2">Die Welt als solche wird nicht, wie in vielen anderen Fantasy-Welten, speziell benannt. Es gibt unter manchen Lebewesen den Glauben, dass sie zu den Göttern in den Goldenen Palast aufsteigen werden. Eine Unterwelt oder Ähnliches gibt es nicht in jenem Glauben.</text:p>
      <text:p text:style-name="P2">Es gibt nur wenige Personen, die vom Totenreich wissen.</text:p>
      <text:p text:style-name="P2">Die Bezeichner in Mittillant enthalten oftmals althochdeutsche Begriffe.</text:p>
      <text:p text:style-name="P2">Die Bezeichner in Tfjahn enthalten oftmals althochelfische Begriffe.</text:p>
      <text:p text:style-name="P2">Die althochelfischen und hochelfischen Begriffe werden hier momentan in lateinischer Schrift dargestellt. Für sie gilt die deutsche Aussprache.</text:p>
      <text:p text:style-name="P2"/>
      <text:list text:style-name="WWNum11">
        <text:list-item>
          <text:p text:style-name="P3">Karornwald (benannt nach Karorn dem Alten, einem uralten und weisen Druiden des Naturvolkes): der Wald in welchen die Hochelfen unter Baradé ziehen und zu Dunkelelfen werden</text:p>
        </text:list-item>
        <text:list-item>
          <text:p text:style-name="P3">Schwarzes Gebirge: Das Gebirge, in welchem sich der Flammturm und die –burg befinden.</text:p>
        </text:list-item>
        <text:list-item>
          <text:p text:style-name="P3">Wallfurt: Ein Dorf am Schwarzen Gebirge</text:p>
        </text:list-item>
        <text:list-item>
          <text:p text:style-name="P3">Holzbruck: Eine Stadt nördlich von Talras</text:p>
        </text:list-item>
        <text:list-item>
          <text:p text:style-name="P3">Talras: Eine Burg in Mittillant</text:p>
        </text:list-item>
        <text:list-item>
          <text:p text:style-name="P3">Mittillant (Althochdeutsch: mittil = mittel, lant = Land): Königreich der Menschen</text:p>
        </text:list-item>
        <text:list-item>
          <text:p text:style-name="P3">Wolkenberg: Hauptstadt von Mittillant</text:p>
        </text:list-item>
        <text:list-item>
          <text:p text:style-name="P3">Tfjahn (Althochelfisch: Ufer): Königreich der Hochelfen</text:p>
        </text:list-item>
        <text:list-item>
          <text:p text:style-name="P3">Jöhm (Althochelfisch: Insel): Hauptstadt von Tfjahn</text:p>
        </text:list-item>
        <text:list-item>
          <text:p text:style-name="P3">Fluohsumpf (Althochdeutsch: fluoh = Fluch): Der Sumpf, in welchem Deranors Festung steht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smil="urn:oasis:names:tc:opendocument:xmlns:smil-compatible:1.0" xmlns:koffice="http://www.koffice.org/2005/" xmlns:dc="http://purl.org/dc/elements/1.1/" xmlns:xlink="http://www.w3.org/1999/xlink" office:version="1.2">
  <office:styles>
    <style:default-style style:family="paragraph">
      <style:paragraph-properties fo:line-height="115%" fo:margin-bottom="10.006316547399999pt" fo:margin-top="0.000000000000000pt" style:tab-stop-distance="35.461478755799995pt" style:writing-mode="page"/>
      <style:text-properties fo:country="DE" fo:font-family="Calibri" fo:font-size="11.000000000000000pt" fo:language="de" style:letter-kerning="true"/>
    </style:default-style>
    <style:style style:name="Caption" style:display-name="Caption" style:family="paragraph">
      <style:paragraph-properties fo:line-height="115%" fo:margin-bottom="6.009459229600000pt" fo:margin-top="6.009459229600000pt" style:tab-stop-distance="35.461478755799995pt" style:writing-mode="lr-tb"/>
      <style:text-properties fo:country="DE" fo:font-family="Calibri" fo:font-size="12.000000000000000pt" fo:font-style="italic" fo:language="de" style:letter-kerning="true"/>
    </style:style>
    <style:style style:name="List_20Paragraph" style:display-name="List Paragraph" style:family="paragraph">
      <style:paragraph-properties fo:line-height="115%" fo:margin-bottom="10.006316547399999pt" fo:margin-top="0.000000000000000pt" style:tab-stop-distance="35.461478755799995pt" style:writing-mode="lr-tb"/>
      <style:text-properties fo:country="DE" fo:font-family="Calibri" fo:font-size="11.000000000000000pt" fo:language="de" style:letter-kerning="true"/>
    </style:style>
    <style:style style:name="Heading_201" style:display-name="Heading 1" style:family="paragraph" style:next-style-name="Text_20body">
      <style:paragraph-properties fo:line-height="115%" fo:margin-bottom="0.000000000000000pt" fo:margin-top="24.009490412599998pt" style:tab-stop-distance="35.461478755799995pt" style:writing-mode="lr-tb"/>
      <style:text-properties fo:color="#365f91" fo:country="DE" fo:font-family="Cambria" fo:font-size="14.000000000000000pt" fo:font-weight="bold" fo:language="de" style:letter-kerning="true"/>
    </style:style>
    <style:style style:name="Standard" style:display-name="Standard" style:family="paragraph">
      <style:paragraph-properties fo:line-height="115%" fo:margin-bottom="10.006316547399999pt" fo:margin-top="0.000000000000000pt" style:tab-stop-distance="35.461478755799995pt" style:writing-mode="lr-tb"/>
      <style:text-properties fo:country="DE" fo:font-family="Calibri" fo:font-size="11.000000000000000pt" fo:language="de" style:letter-kerning="true"/>
    </style:style>
    <style:style style:name="Heading" style:display-name="Heading" style:family="paragraph" style:next-style-name="Text_20body">
      <style:paragraph-properties fo:line-height="115%" fo:margin-bottom="6.009459229600000pt" fo:margin-top="11.990571953400000pt" style:tab-stop-distance="35.461478755799995pt" style:writing-mode="lr-tb"/>
      <style:text-properties fo:country="DE" fo:font-family="Arial" fo:font-size="14.000000000000000pt" fo:language="de" style:letter-kerning="true"/>
    </style:style>
    <style:style style:name="Text_20body" style:display-name="Text body" style:family="paragraph">
      <style:paragraph-properties fo:line-height="115%" fo:margin-bottom="6.009459229600000pt" fo:margin-top="0.000000000000000pt" style:tab-stop-distance="35.461478755799995pt" style:writing-mode="lr-tb"/>
      <style:text-properties fo:country="DE" fo:font-family="Calibri" fo:font-size="11.000000000000000pt" fo:language="de" style:letter-kerning="true"/>
    </style:style>
    <style:style style:name="List" style:display-name="List" style:family="paragraph">
      <style:paragraph-properties fo:line-height="115%" fo:margin-bottom="6.009459229600000pt" fo:margin-top="0.000000000000000pt" style:tab-stop-distance="35.461478755799995pt" style:writing-mode="lr-tb"/>
      <style:text-properties fo:country="DE" fo:font-family="Calibri" fo:font-size="11.000000000000000pt" fo:language="de" style:letter-kerning="true"/>
    </style:style>
    <style:style style:name="Index" style:display-name="Index" style:family="paragraph">
      <style:paragraph-properties fo:line-height="115%" fo:margin-bottom="10.006316547399999pt" fo:margin-top="0.000000000000000pt" style:tab-stop-distance="35.461478755799995pt" style:writing-mode="lr-tb"/>
      <style:text-properties fo:country="DE" fo:font-family="Calibri" fo:font-size="11.000000000000000pt" fo:language="de" style:letter-kerning="true"/>
    </style:style>
    <style:style style:name="ListLabel_201" style:display-name="ListLabel 1" style:family="text"/>
    <style:style style:name="Default_20Paragraph_20Font" style:display-name="Default Paragraph Font" style:family="text"/>
    <style:style style:name="_C3_9Cberschrift_201_20Zchn" style:display-name="Überschrift 1 Zchn" style:family="text"/>
    <text:list-style style:name="WWNum1" style:display-name="WWNum1">
      <text:list-level-style-bullet text:level="1" text:bullet-char="">
        <style:list-level-properties/>
      </text:list-level-style-bullet>
      <text:list-level-style-bullet text:level="2" text:bullet-char="o">
        <style:list-level-properties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bullet-char="o">
        <style:list-level-properties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bullet-char="o">
        <style:list-level-properties/>
      </text:list-level-style-bullet>
      <text:list-level-style-bullet text:level="9" text:bullet-char="">
        <style:list-level-properties/>
      </text:list-level-style-bullet>
      <text:list-level-style-number text:level="10" style:num-suffix="." text:start-value="1" style:num-format="1">
        <style:list-level-properties/>
      </text:list-level-style-number>
    </text:list-style>
    <text:list-style style:name="WWNum11" style:display-name="WWNum1">
      <text:list-level-style-bullet text:level="1" text:bullet-char="">
        <style:list-level-properties/>
      </text:list-level-style-bullet>
      <text:list-level-style-bullet text:level="2" text:bullet-char="o">
        <style:list-level-properties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bullet-char="o">
        <style:list-level-properties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bullet-char="o">
        <style:list-level-properties/>
      </text:list-level-style-bullet>
      <text:list-level-style-bullet text:level="9" text:bullet-char="">
        <style:list-level-properties/>
      </text:list-level-style-bullet>
      <text:list-level-style-number text:level="10" style:num-suffix="." text:start-value="1" style:num-format="1">
        <style:list-level-properties/>
      </text:list-level-style-number>
    </text:list-style>
  </office:styles>
  <office:automatic-styles>
    <style:page-layout style:name="pm1" style:page-usage="all">
      <style:page-layout-properties fo:margin-bottom="56.693011599999998pt" fo:margin-left="70.837917994199998pt" fo:margin-right="70.837917994199998pt" fo:margin-top="70.837917994199998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-bottom="56.693011599999998pt" fo:margin-left="56.693011599999998pt" fo:margin-right="56.693011599999998pt" fo:margin-top="56.693011599999998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1.2</meta:generator>
    <dc:title/>
    <meta:initial-creator>tdauth</meta:initial-creator>
    <meta:editing-cycles>10</meta:editing-cycles>
    <dc:date>2010-08-07T22:52:41</dc:date>
    <meta:creation-date>2010-06-16T08:14:00</meta:creation-date>
    <dc:creator>tdauth</dc:creator>
  </office:meta>
</office:document-meta>
</file>